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contribua.org/bairros/norte/centro/R._Manoel_Pereira_de_Araújo" xlink:type="simple">https://contribua.org/bairros/norte/centro/R._Manoel_Pereira_de_Araújo</text:a>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9:10:48.9489331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7-11-15T10:09:50.113513019</dc:date>
    <meta:editing-duration>PT2H43M27S</meta:editing-duration>
    <meta:editing-cycles>109</meta:editing-cycles>
    <meta:generator>LibreOffice/5.1.6.2$Linux_X86_64 LibreOffice_project/10m0$Build-2</meta:generator>
    <meta:document-statistic meta:table-count="1" meta:cell-count="726" meta:object-count="0"/>
  </office:meta>
</office:document-meta>
</file>